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13597241379" calcext:value-type="float">
            <text:p>19.47135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60779354839" calcext:value-type="float">
            <text:p>19.526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60896" calcext:value-type="float">
            <text:p>19.71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7156129032" calcext:value-type="float">
            <text:p>19.699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49142857143" calcext:value-type="float">
            <text:p>19.724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11556129032" calcext:value-type="float">
            <text:p>19.791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32609032258" calcext:value-type="float">
            <text:p>19.7732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57568" calcext:value-type="float">
            <text:p>19.7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33419354839" calcext:value-type="float">
            <text:p>19.73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9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47449230769" calcext:value-type="float">
            <text:p>19.73474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58" meta:object-count="0"/>
    <meta:user-defined meta:name="AppVersion">3.0</meta:user-defined>
  </office:meta>
</office:document-meta>
</file>